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untTableMatcher.match( String pattern , Map objectModel , Parameters paramete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MountTableMatcher.getMountTable( String src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4">
            <text:p text:style-name="Table_20_Contents">14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MountTableMatcher.parameterize( 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untTableMatch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